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5.186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number-rows-repeated="43">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2">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3">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as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4">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5">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6">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2">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7">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8">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2">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4">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7">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nya sedang merencanakan sesuatu yg lebih parah &amp; yang paling jijik</text:p>
            <text:p/>
            <text:p>Tekan Y bila Anda tidak peduli</text:p>
          </table:table-cell>
          <table:table-cell table:style-name="Default" table:number-columns-repeated="16380"/>
        </table:table-row>
        <table:table-row table:style-name="ro5">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4">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rakit ulang labu masing2 jadi 1 lagi</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8">00/00/0000</text:date>, <text:time style:data-style-name="N2" text:time-value="12:29:36.729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2-18T18:41:14.306000000</dc:date>
    <meta:editing-duration>P2DT17H43M25S</meta:editing-duration>
    <meta:editing-cycles>110</meta:editing-cycles>
    <dc:description>Translation file for Lah-Mboh Mod</dc:description>
    <dc:rights>Perkedel Technologies</dc:rights>
    <dc:title>Lah-Mboh Doom mod translation</dc:title>
    <meta:document-statistic meta:table-count="1" meta:cell-count="183" meta:object-count="0"/>
  </office:meta>
</office:document-meta>
</file>